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1b37" officeooo:paragraph-rsid="00191b37"/>
    </style:style>
    <style:style style:name="P2" style:family="paragraph" style:parent-style-name="Standard">
      <style:text-properties officeooo:rsid="001a73f1" officeooo:paragraph-rsid="001a73f1"/>
    </style:style>
    <style:style style:name="T1" style:family="text">
      <style:text-properties officeooo:rsid="001a73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s : </text:p>
      <text:p text:style-name="P1"/>
      <text:p text:style-name="P1">1. To make a facebook like applicatin. In this we need to create timeline for a user . User will have many friends and each friend will have many posts.</text:p>
      <text:p text:style-name="P1"/>
      <text:p text:style-name="P1">We will need to create a schema in mongo database and the provide the time line functionality.</text:p>
      <text:p text:style-name="P1"/>
      <text:p text:style-name="P1">2. <text:s/>Create a tick tack toe game in python.</text:p>
      <text:p text:style-name="P1"/>
      <text:p text:style-name="P1">3. <text:span text:style-name="T1">Try to creat an ecommerce site . Create two tables in a database , one for product and one for customers , third table will be orders of the customers.</text:span></text:p>
      <text:p text:style-name="P2">Provide functionality like searching for a product and login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7:05:37.604076667</meta:creation-date>
    <dc:date>2018-11-03T17:17:39.365063047</dc:date>
    <meta:editing-duration>PT12M5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98" meta:character-count="514" meta:non-whitespace-character-count="420"/>
  </office:meta>
</office:document-meta>
</file>